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style:font-name="TIMES NEW ROMAN" fo:font-size="12pt" fo:font-style="normal" officeooo:rsid="0013e5e7" style:font-size-asian="10.5pt" style:font-style-asian="normal" style:font-size-complex="12pt" style:font-style-complex="normal"/>
    </style:style>
    <style:style style:name="T2" style:family="text">
      <style:text-properties style:font-name="TIMES NEW ROMAN" fo:font-size="12pt" fo:font-style="normal" fo:font-weight="bold" officeooo:rsid="0013e5e7" style:font-size-asian="10.5pt" style:font-style-asian="normal" style:font-weight-asian="bold" style:font-size-complex="12pt" style:font-style-complex="normal" style:font-weight-complex="bold"/>
    </style:style>
    <style:style style:name="T3" style:family="text">
      <style:text-properties officeooo:rsid="00213c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">Техническое задание (ТЗ)</text:span></text:span></text:h>
      <text:h text:style-name="Heading_20_3" text:outline-level="3"><text:span text:style-name="Strong_20_Emphasis">Проект: Интерактивная карта Нарынской области с категориями объектов (электростанции, агрофермы и т.д.)</text:span></text:h>
      <text:p text:style-name="Horizontal_20_Line"/>
      <text:h text:style-name="Heading_20_3" text:outline-level="3"><text:span text:style-name="Strong_20_Emphasis">1. Описание проекта</text:span></text:h>
      <text:p text:style-name="Text_20_body">Необходимо создать веб-приложение, которое будет включать интерактивную карту только Нарынской области Кыргызстана, на которой можно будет выбирать объекты по категориям (например, электростанции, агрофермы и другие). Для каждого объекта будет отображаться полная информация, включая название, описание, координаты и категорию. Также будет реализована админ-панель для управления категориями объектов и добавления/редактирования данных.</text:p>
      <text:p text:style-name="Horizontal_20_Line"/>
      <text:h text:style-name="Heading_20_3" text:outline-level="3"><text:span text:style-name="Strong_20_Emphasis">2. Основные функциональные требования</text:span></text:h>
      <text:h text:style-name="Heading_20_4" text:outline-level="4"><text:span text:style-name="Strong_20_Emphasis">2.1. Интерактивная карта:</text:span></text:h>
      <text:list text:style-name="L1">
        <text:list-item>
          <text:p text:style-name="P4">Карта будет отображать только Нарынскую область Кыргызстана.</text:p>
        </text:list-item>
        <text:list-item>
          <text:p text:style-name="P4">Пользователь может выбирать категорию объектов, и на карте будут отображаться только объекты этой категории (например, только электростанции или только агрофермы).</text:p>
        </text:list-item>
        <text:list-item>
          <text:p text:style-name="P4">Для каждой категории объектов на карте будет отображаться маркер. При клике на маркер, должна открываться всплывающая подсказка с полным описанием объекта.</text:p>
        </text:list-item>
        <text:list-item>
          <text:p text:style-name="P3">Фильтрация объектов по категориям (например, отображение только электростанций или агроферм).</text:p>
        </text:list-item>
      </text:list>
      <text:h text:style-name="Heading_20_4" text:outline-level="4"><text:span text:style-name="Strong_20_Emphasis">2.2. Структура категорий объектов:</text:span></text:h>
      <text:list text:style-name="L2">
        <text:list-item>
          <text:p text:style-name="P6">Каждому объекту можно будет задать категорию (например, электростанции, агрофермы и т.д.).</text:p>
        </text:list-item>
        <text:list-item>
          <text:p text:style-name="P6">При добавлении нового объекта, администратор выбирает категорию для этого объекта.</text:p>
        </text:list-item>
        <text:list-item>
          <text:p text:style-name="P5">Для каждой категории объектов можно будет указать название и описание (например, для категории "Электростанции" описание будет про электростанции, для "Агроферм" — описание агроферм).</text:p>
        </text:list-item>
      </text:list>
      <text:h text:style-name="Heading_20_4" text:outline-level="4"><text:span text:style-name="Strong_20_Emphasis">2.3. Админ-панель для управления категориями и объектами:</text:span></text:h>
      <text:list text:style-name="L3">
        <text:list-item>
          <text:p text:style-name="P8"><text:span text:style-name="Strong_20_Emphasis">Управление категориями:</text:span></text:p>
          <text:list>
            <text:list-item>
              <text:p text:style-name="P8">Администратор может добавлять, редактировать и удалять категории объектов.</text:p>
            </text:list-item>
            <text:list-item>
              <text:p text:style-name="P8">Для каждой категории администратор задает название и описание.</text:p>
            </text:list-item>
          </text:list>
        </text:list-item>
        <text:list-item>
          <text:p text:style-name="P8"><text:span text:style-name="Strong_20_Emphasis">Управление объектами:</text:span></text:p>
          <text:list>
            <text:list-item>
              <text:p text:style-name="P8">Администратор может добавлять новые объекты для Нарынской области в выбранную категорию.</text:p>
            </text:list-item>
            <text:list-item>
              <text:p text:style-name="P8">Для каждого объекта администратор вводит:</text:p>
              <text:list>
                <text:list-item>
                  <text:p text:style-name="P8"><text:soft-page-break/>Название объекта</text:p>
                </text:list-item>
                <text:list-item>
                  <text:p text:style-name="P8">Географические координаты</text:p>
                </text:list-item>
                <text:list-item>
                  <text:p text:style-name="P8">Мощность (для электростанций) или другие характеристики</text:p>
                </text:list-item>
                <text:list-item>
                  <text:p text:style-name="P8">Описание</text:p>
                </text:list-item>
                <text:list-item>
                  <text:p text:style-name="P8">Выбор категории (например, электростанция или агроферма)</text:p>
                </text:list-item>
              </text:list>
            </text:list-item>
            <text:list-item>
              <text:p text:style-name="P7">Вся информация должна сохраняться в базе данных и быть доступной через API для отображения на карте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Технические требования</text:span></text:h>
      <text:h text:style-name="Heading_20_4" text:outline-level="4"><text:span text:style-name="Strong_20_Emphasis">3.1. Frontend (интерфейс пользователя):</text:span></text:h>
      <text:list text:style-name="L4">
        <text:list-item>
          <text:p text:style-name="P10">Язык программирования: <text:span text:style-name="Strong_20_Emphasis">JavaScript</text:span> (с использованием фреймворка React.js или чистый JS).</text:p>
        </text:list-item>
        <text:list-item>
          <text:p text:style-name="P10">Используемые библиотеки:</text:p>
          <text:list>
            <text:list-item>
              <text:p text:style-name="P10"><text:span text:style-name="Strong_20_Emphasis">Leaflet.js</text:span> для отображения карты.</text:p>
            </text:list-item>
            <text:list-item>
              <text:p text:style-name="P10"><text:span text:style-name="Strong_20_Emphasis">Axios</text:span> для взаимодействия с API.</text:p>
            </text:list-item>
            <text:list-item>
              <text:p text:style-name="P10"><text:span text:style-name="Strong_20_Emphasis">Bootstrap</text:span> или <text:span text:style-name="Strong_20_Emphasis">Tailwind CSS</text:span> для стилизации интерфейса.</text:p>
            </text:list-item>
          </text:list>
        </text:list-item>
        <text:list-item>
          <text:p text:style-name="P9">Поддержка браузеров: Chrome, Firefox, Safari.</text:p>
        </text:list-item>
      </text:list>
      <text:h text:style-name="Heading_20_4" text:outline-level="4"><text:span text:style-name="Strong_20_Emphasis">3.2. Backend (серверная часть):</text:span></text:h>
      <text:list text:style-name="L5">
        <text:list-item>
          <text:p text:style-name="P12">Язык программирования: <text:span text:style-name="Strong_20_Emphasis">Node.js</text:span> с использованием фреймворка <text:span text:style-name="Strong_20_Emphasis">Express.js</text:span>.</text:p>
        </text:list-item>
        <text:list-item>
          <text:p text:style-name="P12">Хранение данных: <text:span text:style-name="Strong_20_Emphasis">Firebase</text:span> (для упрощения) или <text:span text:style-name="Strong_20_Emphasis">SQLite</text:span> (на старте).</text:p>
        </text:list-item>
        <text:list-item>
          <text:p text:style-name="P11">API: Реализовать REST API для получения данных о объектах и категориях.</text:p>
        </text:list-item>
      </text:list>
      <text:h text:style-name="Heading_20_4" text:outline-level="4"><text:span text:style-name="Strong_20_Emphasis">3.3. База данных:</text:span></text:h>
      <text:list text:style-name="L6">
        <text:list-item>
          <text:p text:style-name="P14">Тип базы данных: <text:span text:style-name="Strong_20_Emphasis">Firebase</text:span> или <text:span text:style-name="Strong_20_Emphasis">SQLite</text:span>.</text:p>
        </text:list-item>
        <text:list-item>
          <text:p text:style-name="P14">Структура данных для объектов:</text:p>
          <text:list>
            <text:list-item>
              <text:p text:style-name="P14">id (уникальный идентификатор)</text:p>
            </text:list-item>
            <text:list-item>
              <text:p text:style-name="P14">Название объекта</text:p>
            </text:list-item>
            <text:list-item>
              <text:p text:style-name="P14">Географические координаты (широта, долгота)</text:p>
            </text:list-item>
            <text:list-item>
              <text:p text:style-name="P14">Категория (ссылка на категорию объекта)</text:p>
            </text:list-item>
            <text:list-item>
              <text:p text:style-name="P14">Описание объекта</text:p>
            </text:list-item>
            <text:list-item>
              <text:p text:style-name="P14">Дополнительные характеристики (например, мощность для электростанции)</text:p>
            </text:list-item>
          </text:list>
        </text:list-item>
        <text:list-item>
          <text:p text:style-name="P14">Структура данных для категорий:</text:p>
          <text:list>
            <text:list-item>
              <text:p text:style-name="P14">id (уникальный идентификатор)</text:p>
            </text:list-item>
            <text:list-item>
              <text:p text:style-name="P14">Название категории (например, электростанции, агрофермы)</text:p>
            </text:list-item>
            <text:list-item>
              <text:p text:style-name="P13">Описание категории</text:p>
            </text:list-item>
          </text:list>
        </text:list-item>
      </text:list>
      <text:h text:style-name="Heading_20_4" text:outline-level="4"><text:span text:style-name="Strong_20_Emphasis">3.4. Безопасность:</text:span></text:h>
      <text:list text:style-name="L7">
        <text:list-item>
          <text:p text:style-name="P16">Аутентификация пользователей в админ-панели (например, через Firebase или простую систему токенов).</text:p>
        </text:list-item>
        <text:list-item>
          <text:p text:style-name="P15">Простейшая защита от SQL-инъекций и других уязвимостей.</text:p>
        </text:list-item>
      </text:list>
      <text:p text:style-name="Horizontal_20_Line"/>
      <text:h text:style-name="Heading_20_3" text:outline-level="3"><text:soft-page-break/><text:span text:style-name="Strong_20_Emphasis">4. Время и этапы разработки</text:span></text:h>
      <text:h text:style-name="Heading_20_4" text:outline-level="4"><text:span text:style-name="Strong_20_Emphasis">4.1. Этапы разработки:</text:span></text:h>
      <text:list text:style-name="L8">
        <text:list-item>
          <text:p text:style-name="P17"><text:span text:style-name="Strong_20_Emphasis">Исследование и планирование (1 неделя):</text:span></text:p>
          <text:list>
            <text:list-item>
              <text:p text:style-name="P18">Анализ требований.</text:p>
            </text:list-item>
            <text:list-item>
              <text:p text:style-name="P18">Выбор инструментов и технологий.</text:p>
            </text:list-item>
            <text:list-item>
              <text:p text:style-name="P18">Создание структуры базы данных.</text:p>
            </text:list-item>
          </text:list>
        </text:list-item>
        <text:list-item>
          <text:p text:style-name="P17"><text:span text:style-name="Strong_20_Emphasis">Frontend (2–3 недели):</text:span></text:p>
          <text:list>
            <text:list-item>
              <text:p text:style-name="P18">Интеграция карты Нарынской области.</text:p>
            </text:list-item>
            <text:list-item>
              <text:p text:style-name="P18">Реализация маркеров для отображения объектов.</text:p>
            </text:list-item>
            <text:list-item>
              <text:p text:style-name="P18">Реализация фильтрации объектов по категориям.</text:p>
            </text:list-item>
          </text:list>
        </text:list-item>
        <text:list-item>
          <text:p text:style-name="P17"><text:span text:style-name="Strong_20_Emphasis">Backend (2 недели):</text:span></text:p>
          <text:list>
            <text:list-item>
              <text:p text:style-name="P18">Разработка API для работы с категориями и объектами.</text:p>
            </text:list-item>
            <text:list-item>
              <text:p text:style-name="P18">Создание базы данных и взаимодействие с ней.</text:p>
            </text:list-item>
          </text:list>
        </text:list-item>
        <text:list-item>
          <text:p text:style-name="P17"><text:span text:style-name="Strong_20_Emphasis">Тестирование и отладка (1 неделя):</text:span></text:p>
          <text:list>
            <text:list-item>
              <text:p text:style-name="P18">Проверка всех функций.</text:p>
            </text:list-item>
            <text:list-item>
              <text:p text:style-name="P18">Исправление ошибок и улучшение производительности.</text:p>
            </text:list-item>
          </text:list>
        </text:list-item>
        <text:list-item>
          <text:p text:style-name="P17"><text:span text:style-name="Strong_20_Emphasis">Развертывание (1 неделя):</text:span></text:p>
          <text:list>
            <text:list-item>
              <text:p text:style-name="P18">Настройка сервера.</text:p>
            </text:list-item>
            <text:list-item>
              <text:p text:style-name="P17">Подключение домена и настройка доступа.</text:p>
            </text:list-item>
          </text:list>
        </text:list-item>
      </text:list>
      <text:h text:style-name="Heading_20_4" text:outline-level="4"><text:span text:style-name="Strong_20_Emphasis">4.2. Примерное время на реализацию:</text:span></text:h>
      <text:p text:style-name="Text_20_body">Около <text:span text:style-name="Strong_20_Emphasis">1,5–2 месяцев</text:span> для одного новичка с учетом обучения и проработки всех этапов.</text:p>
      <text:p text:style-name="Horizontal_20_Line"/>
      <text:h text:style-name="Heading_20_3" text:outline-level="3"><text:span text:style-name="Strong_20_Emphasis"/></text:h>
      <text:h text:style-name="Heading_20_3" text:outline-level="3"><text:span text:style-name="Strong_20_Emphasis"><text:span text:style-name="T3">5</text:span></text:span><text:span text:style-name="Strong_20_Emphasis">. Дополнительные требования:</text:span></text:h>
      <text:list text:style-name="L10">
        <text:list-item>
          <text:p text:style-name="P22">Минимизация времени отклика интерфейса.</text:p>
        </text:list-item>
        <text:list-item>
          <text:p text:style-name="P22">Оптимизация для мобильных устройств.</text:p>
        </text:list-item>
        <text:list-item>
          <text:p text:style-name="P21">Документация по использованию админ-панели.</text:p>
        </text:list-item>
      </text:list>
      <text:p text:style-name="P1"><text:span text:style-name="Source_20_Text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4:38:56.766085592</meta:creation-date>
    <meta:editing-duration>PT1M23S</meta:editing-duration>
    <meta:editing-cycles>3</meta:editing-cycles>
    <meta:generator>LibreOffice/24.2.7.2$Linux_X86_64 LibreOffice_project/420$Build-2</meta:generator>
    <dc:title>пустой</dc:title>
    <dc:date>2025-01-13T12:23:34.566639604</dc:date>
    <meta:document-statistic meta:table-count="0" meta:image-count="0" meta:object-count="0" meta:page-count="3" meta:paragraph-count="80" meta:word-count="573" meta:character-count="4256" meta:non-whitespace-character-count="3826"/>
    <meta:template xlink:type="simple" xlink:actuate="onRequest" xlink:title="пустой" xlink:href="../../../.config/libreoffice/4/user/template/пустой.ott" meta:date="2025-01-10T14:38:55.818671923"/>
  </office:meta>
</office:document-meta>
</file>